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El grid de Bootstrap se agrega un row, con ello se agregan 12 columnas, con esto podemos centrar esto y demás</text:p>
      <text:p text:style-name="Normal">Sin agregar el cdn, debemos de descargar archivos de Bootstrap en la pagina principal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ristian Zanit Gutierrez Lopez</meta:initial-creator>
    <dc:creator>Cristian Zanit Gutierrez Lopez</dc:creator>
    <meta:creation-date>2023-12-19T22:45:00Z</meta:creation-date>
    <dc:date>2023-12-19T22:52:00Z</dc:date>
    <meta:template xlink:href="Normal" xlink:type="simple"/>
    <meta:editing-cycles>1</meta:editing-cycles>
    <meta:editing-duration>PT0S</meta:editing-duration>
    <meta:document-statistic meta:page-count="1" meta:paragraph-count="1" meta:word-count="30" meta:character-count="196" meta:row-count="1" meta:non-whitespace-character-count="167"/>
  </office:meta>
</office:document-meta>
</file>